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fo:color="#000000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f24d9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/>
    <style:style style:name="P17" style:family="paragraph" style:parent-style-name="Table_20_Contents" style:list-style-name="L1">
      <style:text-properties officeooo:paragraph-rsid="00264f80"/>
    </style:style>
    <style:style style:name="P18" style:family="paragraph" style:parent-style-name="Table_20_Contents" style:list-style-name="L1">
      <style:text-properties style:font-name="Liberation Serif" fo:font-size="12pt" officeooo:paragraph-rsid="001f24d9" style:font-size-asian="12pt" style:font-size-complex="12pt"/>
    </style:style>
    <style:style style:name="P19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264f80" officeooo:paragraph-rsid="00264f80" style:font-size-asian="12pt" style:font-size-complex="12pt"/>
    </style:style>
    <style:style style:name="P21" style:family="paragraph" style:parent-style-name="Table_20_Contents" style:list-style-name="L1">
      <style:text-properties style:font-name="Liberation Serif" fo:font-size="12pt" officeooo:rsid="00264f80" officeooo:paragraph-rsid="00264f80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officeooo:rsid="001f24d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0fb84"/>
    </style:style>
    <style:style style:name="T9" style:family="text">
      <style:text-properties officeooo:rsid="00232cb6"/>
    </style:style>
    <style:style style:name="T10" style:family="text">
      <style:text-properties officeooo:rsid="002433e6"/>
    </style:style>
    <style:style style:name="T11" style:family="text">
      <style:text-properties style:font-name="Liberation Serif" fo:font-size="12pt" officeooo:rsid="00264f8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4" table:style-name="Tabla24">
        <table:table-column table:style-name="Tabla24.A"/>
        <table:table-column table:style-name="Tabla24.B"/>
        <table:table-row table:style-name="TableLine94729399302144"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 table:style-name="TableLine94729399347008">
          <table:table-cell table:style-name="Tabla24.A2" office:value-type="string">
            <text:p text:style-name="P3">Nombre:<text:span text:style-name="T9">Javier</text:span></text:p>
          </table:table-cell>
          <table:table-cell table:style-name="Tabla24.B2" office:value-type="string">
            <text:p text:style-name="P3">Apellidos:<text:span text:style-name="T9">Campos Cuesta</text:span></text:p>
          </table:table-cell>
        </table:table-row>
      </table:table>
      <text:h text:style-name="P5" text:outline-level="2">Comandos en GNU/Linux</text:h>
      <text:list xml:id="list2691810119" text:style-name="L1">
        <text:list-item>
          <text:list>
            <text:list-item>
              <text:p text:style-name="P7">Crea el siguiente árbol de directorios desde tú directorio HOME.</text:p>
              <text:p text:style-name="P6">TEXTOS</text:p>
              <text:list>
                <text:list-header>
                  <text:p text:style-name="P6">|-- INFORMES</text:p>
                  <text:p text:style-name="P6">|-- CARTAS</text:p>
                </text:list-header>
              </text:list>
              <text:p text:style-name="P6">FACTURAS</text:p>
              <text:list text:continue-numbering="true">
                <text:list-header>
                  <text:p text:style-name="P6">|-- ALBARANES</text:p>
                </text:list-header>
              </text:list>
              <text:p text:style-name="P6">OTROS</text:p>
              <text:list text:continue-numbering="true">
                <text:list-header>
                  <text:p text:style-name="P6">|-- CLIENTES</text:p>
                  <text:p text:style-name="P6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 table:style-name="TableLine94729399981072">
          <table:table-cell table:style-name="Tabla29.A1" office:value-type="string">
            <text:list xml:id="list122827246470303" text:continue-numbering="true" text:style-name="L1">
              <text:list-header>
                <text:p text:style-name="P16">javier@javier-GL65-9SEK:~$ mkdir <text:span text:style-name="T9">textos </text:span>textos/informes textos/cartas facturas facturas/albaranes otros otros/clientes otros/distribuidoras</text:p>
              </text:list-header>
            </text:list>
          </table:table-cell>
        </table:table-row>
      </table:table>
      <text:list xml:id="list122827271640939" text:continue-numbering="true" text:style-name="L1">
        <text:list-item>
          <text:list>
            <text:list-item>
              <text:p text:style-name="P6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729400011024">
          <table:table-cell table:style-name="Tabla30.A1" office:value-type="string">
            <text:list xml:id="list122827799453068" text:continue-numbering="true" text:style-name="L1">
              <text:list-header>
                <text:p text:style-name="P16">javier@javier-GL65-9SEK:~$ cd otros/clientes</text:p>
              </text:list-header>
            </text:list>
          </table:table-cell>
        </table:table-row>
        <table:table-row table:style-name="TableLine94729400033872">
          <table:table-cell table:style-name="Tabla30.A2" office:value-type="string">
            <text:list xml:id="list122827675624471" text:continue-numbering="true" text:style-name="L1">
              <text:list-header>
                <text:p text:style-name="P16">javier@javier-GL65-9SEK:~/otros/clientes$ mkdir ../../textos/cartas/infor1</text:p>
              </text:list-header>
            </text:list>
          </table:table-cell>
        </table:table-row>
      </table:table>
      <text:list xml:id="list122828277153292" text:continue-numbering="true" text:style-name="L1">
        <text:list-item>
          <text:list>
            <text:list-item>
              <text:p text:style-name="P6">Sin utilizar un editor de textos, crea un fichero mediante una ruta relativa en el directorio ALBARANES denominado <text:span text:style-name="T2">alb1.</text:span><text:span text:style-name="T3"> Copia dicho fichero, utilizando un único comando y utilizando ruta relativa, en el directorio DISTRIBUIDORAS en un fichero denominado </text:span><text:span text:style-name="T2">alb2.</text:span></text:p>
            </text:list-item>
          </text:list>
        </text:list-item>
      </text:list>
      <table:table table:name="Tabla31" table:style-name="Tabla31">
        <table:table-column table:style-name="Tabla31.A"/>
        <table:table-row table:style-name="TableLine94729400032784">
          <table:table-cell table:style-name="Tabla31.A1" office:value-type="string">
            <text:list xml:id="list122828100969268" text:continue-numbering="true" text:style-name="L1">
              <text:list-header>
                <text:p text:style-name="P16">javier@javier-GL65-9SEK:~/otros/clientes$ touch ../../facturas/albaranes/alb1.txt</text:p>
              </text:list-header>
            </text:list>
          </table:table-cell>
        </table:table-row>
        <table:table-row table:style-name="TableLine94729400041392">
          <table:table-cell table:style-name="Tabla31.A2" office:value-type="string">
            <text:list xml:id="list122828268242771" text:continue-numbering="true" text:style-name="L1">
              <text:list-header>
                <text:p text:style-name="P16">javier@javier-GL65-9SEK:~/otros/clientes$ cp ../../facturas/albaranes/alb1.txt ../distribuidoras/<text:span text:style-name="T10">alb2.txt</text:span> </text:p>
              </text:list-header>
            </text:list>
          </table:table-cell>
        </table:table-row>
      </table:table>
      <text:list xml:id="list122827906740391" text:continue-numbering="true" text:style-name="L1">
        <text:list-item>
          <text:list>
            <text:list-item>
              <text:p text:style-name="P6"><text:span text:style-name="T3">Mueve el fichero </text:span><text:span text:style-name="T2">alb2 </text:span><text:span text:style-name="T3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 table:style-name="TableLine94729400044752">
          <table:table-cell table:style-name="Tabla32.A1" office:value-type="string">
            <text:list xml:id="list122828133541440" text:continue-numbering="true" text:style-name="L1">
              <text:list-header>
                <text:p text:style-name="P16">javier@javier-GL65-9SEK:~/otros/clientes$ mv ../distribuidoras/alb2.txt ../../facturas/albaranes/</text:p>
              </text:list-header>
            </text:list>
          </table:table-cell>
        </table:table-row>
      </table:table>
      <text:list xml:id="list122827224560050" text:continue-numbering="true" text:style-name="L1">
        <text:list-item>
          <text:list>
            <text:list-item>
              <text:p text:style-name="P6"><text:span text:style-name="T3">Renombra el fichero </text:span><text:span text:style-name="T2">alb2 </text:span><text:span text:style-name="T3">del directorio ALBARANES a </text:span><text:span text:style-name="T2">alb3.</text:span></text:p>
            </text:list-item>
          </text:list>
        </text:list-item>
      </text:list>
      <table:table table:name="Tabla33" table:style-name="Tabla33">
        <table:table-column table:style-name="Tabla33.A"/>
        <table:table-row table:style-name="TableLine94729400050432">
          <table:table-cell table:style-name="Tabla33.A1" office:value-type="string">
            <text:list xml:id="list122827700713986" text:continue-numbering="true" text:style-name="L1">
              <text:list-header>
                <text:p text:style-name="P16">javier@javier-GL65-9SEK:~/otros/clientes$ mv ../../facturas/albaranes/alb2.txt ../../facturas/albaranes/alb3.txt</text:p>
              </text:list-header>
            </text:list>
          </table:table-cell>
        </table:table-row>
      </table:table>
      <text:list xml:id="list122828135273293" text:continue-numbering="true" text:style-name="L1">
        <text:list-item>
          <text:list>
            <text:list-item>
              <text:p text:style-name="P6"><text:span text:style-name="T3">Crea un enlace simbólico del archivo </text:span><text:span text:style-name="T2">alb1 </text:span><text:span text:style-name="T3">denominado </text:span><text:span text:style-name="T2">alb3 </text:span><text:span text:style-name="T3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 table:style-name="TableLine94729400056928">
          <table:table-cell table:style-name="Tabla34.A1" office:value-type="string">
            <text:list xml:id="list122829008501459" text:continue-numbering="true" text:style-name="L1">
              <text:list-header>
                <text:p text:style-name="P16">javier@javier-GL65-9SEK:~/otros/clientes$ ln -s ../../facturas/albaranes/alb1.txt ../../textos/cartas/alb3</text:p>
              </text:list-header>
            </text:list>
          </table:table-cell>
        </table:table-row>
      </table:table>
      <text:list xml:id="list122829070402873" text:continue-numbering="true" text:style-name="L1">
        <text:list-item>
          <text:list>
            <text:list-item>
              <text:p text:style-name="P8">Cámbiate al directorio CARTAS utilizando una ruta absoluta. Desde allí añade al fichero <text:span text:style-name="T2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 table:style-name="TableLine94729400058816">
          <table:table-cell table:style-name="Tabla26.A1" office:value-type="string">
            <text:p text:style-name="Table_20_Contents">javier@javier-GL65-9SEK:~/otros/clientes$ cd /home/javier/textos/cartas</text:p>
            <text:p text:style-name="Table_20_Contents"/>
          </table:table-cell>
        </table:table-row>
      </table:table>
      <text:list xml:id="list122828978590203" text:continue-numbering="true" text:style-name="L1">
        <text:list-item>
          <text:list>
            <text:list-item>
              <text:p text:style-name="P8">Crea un enlace <text:span text:style-name="T8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 table:style-name="TableLine94729400063168">
          <table:table-cell table:style-name="Tabla36.A1" office:value-type="string">
            <text:p text:style-name="Table_20_Contents">javier@javier-GL65-9SEK:~/textos/cartas$ echo "una línea más" &gt;&gt; alb3.txt</text:p>
          </table:table-cell>
        </table:table-row>
      </table:table>
      <text:list xml:id="list122827970367399" text:continue-numbering="true" text:style-name="L1">
        <text:list-item>
          <text:list>
            <text:list-item>
              <text:p text:style-name="P8">Crea un enlace <text:span text:style-name="T8">físico o duro</text:span> del fichero <text:span text:style-name="T2">alb3</text:span> de ALBARANES en el directorio <text:soft-page-break/>CLIENTES </text:p>
            </text:list-item>
          </text:list>
        </text:list-item>
      </text:list>
      <table:table table:name="Tabla46" table:style-name="Tabla46">
        <table:table-column table:style-name="Tabla46.A"/>
        <table:table-row table:style-name="TableLine94729400068064">
          <table:table-cell table:style-name="Tabla46.A1" office:value-type="string">
            <text:p text:style-name="Table_20_Contents">javier@javier-GL65-9SEK:~/textos/cartas$ ln ../../facturas/albaranes/alb3.txt ../../otros/clientes/</text:p>
          </table:table-cell>
        </table:table-row>
      </table:table>
      <text:list xml:id="list122828065244088" text:continue-numbering="true" text:style-name="L1">
        <text:list-item>
          <text:list>
            <text:list-item>
              <text:p text:style-name="P9">Muestra las tres últimas líneas del ficher <text:span text:style-name="T7">/etc/passwd</text:span></text:p>
            </text:list-item>
          </text:list>
        </text:list-item>
      </text:list>
      <table:table table:name="Tabla47" table:style-name="Tabla47">
        <table:table-column table:style-name="Tabla47.A"/>
        <table:table-row table:style-name="TableLine94729400128336">
          <table:table-cell table:style-name="Tabla47.A1" office:value-type="string">
            <text:p text:style-name="Table_20_Contents">javier@javier-GL65-9SEK:~/otros/clientes$ tail -3 <text:s/>../../../../etc/ passwd.txt</text:p>
          </table:table-cell>
        </table:table-row>
      </table:table>
      <text:list xml:id="list122828787197906" text:continue-numbering="true" text:style-name="L1">
        <text:list-item>
          <text:list>
            <text:list-header>
              <text:p text:style-name="P8"/>
            </text:list-header>
            <text:list-item>
              <text:p text:style-name="P8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 table:style-name="TableLine94729400139952">
          <table:table-cell table:style-name="Tabla40.A1" office:value-type="string">
            <text:list xml:id="list122827566531339" text:continue-numbering="true" text:style-name="L1">
              <text:list-header>
                <text:p text:style-name="P16">javier@javier-GL65-9SEK:~/textos$ chmod -R 564 cartas/</text:p>
              </text:list-header>
            </text:list>
          </table:table-cell>
        </table:table-row>
      </table:table>
      <text:list xml:id="list122827997361995" text:continue-numbering="true" text:style-name="L1">
        <text:list-item>
          <text:list>
            <text:list-item>
              <text:p text:style-name="P8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 table:style-name="TableLine94729400143520">
          <table:table-cell table:style-name="Tabla41.A1" office:value-type="string">
            <text:list xml:id="list122828329812272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22829148549433" text:continue-numbering="true" text:style-name="L1">
        <text:list-item>
          <text:list>
            <text:list-item>
              <text:p text:style-name="P8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 table:style-name="TableLine94729400147968">
          <table:table-cell table:style-name="Tabla42.A1" office:value-type="string">
            <text:list xml:id="list122827436088165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22827942417816" text:continue-numbering="true" text:style-name="L1">
        <text:list-item>
          <text:list>
            <text:list-item>
              <text:p text:style-name="P12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 table:style-name="TableLine94729400157024">
          <table:table-cell table:style-name="Tabla44.A1" office:value-type="string">
            <text:p text:style-name="P3">javier@javier-GL65-9SEK:~$ ls -a</text:p>
          </table:table-cell>
        </table:table-row>
      </table:table>
      <text:list xml:id="list122827694045818" text:continue-numbering="true" text:style-name="L1">
        <text:list-item>
          <text:list>
            <text:list-item>
              <text:p text:style-name="P10"><text:span text:style-name="T6">Mostrar </text:span><text:span text:style-name="T4">el número de procesos que tiene</text:span><text:span text:style-name="T6">s en</text:span><text:span text:style-name="T4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 table:style-name="TableLine94729400166736">
          <table:table-cell table:style-name="Tabla45.A1" office:value-type="string">
            <text:p text:style-name="P20">javier@javier-GL65-9SEK:~$ ps</text:p>
          </table:table-cell>
        </table:table-row>
      </table:table>
      <text:list xml:id="list122828946196091" text:continue-numbering="true" text:style-name="L1">
        <text:list-item>
          <text:list>
            <text:list-item>
              <text:p text:style-name="P13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Line94729400169760">
          <table:table-cell table:style-name="Table1.A1" office:value-type="string">
            <text:list xml:id="list122829210541232" text:continue-numbering="true" text:style-name="L1">
              <text:list-header>
                <text:p text:style-name="P17"><text:span text:style-name="T11">En el directorio /</text:span>var/<text:span text:style-name="T1">log</text:span>.</text:p>
              </text:list-header>
            </text:list>
          </table:table-cell>
        </table:table-row>
      </table:table>
      <text:list xml:id="list122827591060871" text:continue-numbering="true" text:style-name="L1">
        <text:list-item>
          <text:list>
            <text:list-item>
              <text:p text:style-name="P13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Line94729400175728">
          <table:table-cell table:style-name="Table2.A1" office:value-type="string">
            <text:list xml:id="list122829243589343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22828984016786" text:continue-numbering="true" text:style-name="L1">
        <text:list-item>
          <text:list>
            <text:list-item>
              <text:p text:style-name="P15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Line94729400182832">
          <table:table-cell table:style-name="Table3.A1" office:value-type="string">
            <text:list xml:id="list122829006014615" text:continue-numbering="true" text:style-name="L1">
              <text:list-header>
                <text:p text:style-name="P19"/>
              </text:list-header>
            </text:list>
          </table:table-cell>
        </table:table-row>
      </table:table>
      <text:list xml:id="list122828506468044" text:continue-numbering="true" text:style-name="L1">
        <text:list-item>
          <text:list>
            <text:list-item>
              <text:p text:style-name="P11"><text:span text:style-name="T4">Muestra las dos primeras líneas del fichero </text:span><text:span text:style-name="T5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729400193488">
          <table:table-cell table:style-name="Table4.A1" office:value-type="string">
            <text:list xml:id="list122828676691774" text:continue-numbering="true" text:style-name="L1">
              <text:list-header>
                <text:p text:style-name="P19"/>
              </text:list-header>
            </text:list>
          </table:table-cell>
        </table:table-row>
      </table:table>
      <text:list xml:id="list122827363262992" text:continue-numbering="true" text:style-name="L1">
        <text:list-item>
          <text:list>
            <text:list-item>
              <text:p text:style-name="P15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Line94729400197408">
          <table:table-cell table:style-name="Table5.A1" office:value-type="string">
            <text:list xml:id="list122828395294762" text:continue-numbering="true" text:style-name="L1">
              <text:list-header>
                <text:p text:style-name="P21">Info ls</text:p>
              </text:list-header>
            </text:list>
          </table:table-cell>
        </table:table-row>
      </table:table>
      <text:list xml:id="list122827407453894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.E.S. JACARANDÁ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1-17T19:01:08</meta:creation-date>
    <meta:editing-duration>PT2H18M56S</meta:editing-duration>
    <meta:editing-cycles>10</meta:editing-cycles>
    <meta:generator>LibreOffice/6.4.7.2$Linux_X86_64 LibreOffice_project/40$Build-2</meta:generator>
    <meta:initial-creator>Joaquín Viana</meta:initial-creator>
    <dc:date>2021-09-21T12:28:27.093994974</dc:date>
    <meta:document-statistic meta:table-count="21" meta:image-count="0" meta:object-count="0" meta:page-count="2" meta:paragraph-count="51" meta:word-count="421" meta:character-count="3403" meta:non-whitespace-character-count="3048"/>
  </office:meta>
</office:document-meta>
</file>